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e700"/>
    </style:style>
    <style:style style:name="P2" style:family="paragraph" style:parent-style-name="Standard">
      <style:text-properties officeooo:rsid="000ce700" officeooo:paragraph-rsid="000ce700"/>
    </style:style>
    <style:style style:name="P3" style:family="paragraph" style:parent-style-name="Standard">
      <style:text-properties fo:background-color="#fff200"/>
    </style:style>
    <style:style style:name="P4" style:family="paragraph" style:parent-style-name="Standard">
      <style:text-properties officeooo:rsid="000ce700" officeooo:paragraph-rsid="000ce700" fo:background-color="#fff200"/>
    </style:style>
    <style:style style:name="P5" style:family="paragraph" style:parent-style-name="Standard">
      <style:text-properties officeooo:rsid="000e75a3" officeooo:paragraph-rsid="000e75a3" fo:background-color="#fff200"/>
    </style:style>
    <style:style style:name="P6" style:family="paragraph" style:parent-style-name="Standard">
      <style:text-properties officeooo:rsid="000e75a3" officeooo:paragraph-rsid="000f477a" fo:background-color="#fff200"/>
    </style:style>
    <style:style style:name="P7" style:family="paragraph" style:parent-style-name="Standard">
      <style:text-properties officeooo:paragraph-rsid="000e75a3" fo:background-color="#fff200"/>
    </style:style>
    <style:style style:name="P8" style:family="paragraph" style:parent-style-name="Standard">
      <style:text-properties officeooo:paragraph-rsid="000f477a" fo:background-color="#fff200"/>
    </style:style>
    <style:style style:name="P9" style:family="paragraph" style:parent-style-name="Standard">
      <style:text-properties officeooo:rsid="000fbc67" officeooo:paragraph-rsid="000fbc67" fo:background-color="#fff200"/>
    </style:style>
    <style:style style:name="P10" style:family="paragraph" style:parent-style-name="Standard">
      <style:text-properties officeooo:rsid="000fbe57" officeooo:paragraph-rsid="000fbe57" fo:background-color="#fff200"/>
    </style:style>
    <style:style style:name="P11" style:family="paragraph" style:parent-style-name="Standard">
      <style:text-properties officeooo:rsid="001246f9" officeooo:paragraph-rsid="001246f9" fo:background-color="#fff200"/>
    </style:style>
    <style:style style:name="P12" style:family="paragraph" style:parent-style-name="Standard">
      <style:text-properties officeooo:rsid="000fbc67" officeooo:paragraph-rsid="000fbc67"/>
    </style:style>
    <style:style style:name="P13" style:family="paragraph" style:parent-style-name="Standard">
      <style:text-properties officeooo:rsid="000ce700" officeooo:paragraph-rsid="0013f26f" fo:background-color="#fff200"/>
    </style:style>
    <style:style style:name="P14" style:family="paragraph" style:parent-style-name="Standard">
      <style:text-properties officeooo:rsid="000e75a3" officeooo:paragraph-rsid="0013f26f" fo:background-color="#fff200"/>
    </style:style>
    <style:style style:name="P15" style:family="paragraph" style:parent-style-name="Standard">
      <style:text-properties officeooo:rsid="000fbc67" officeooo:paragraph-rsid="0013f26f" fo:background-color="#fff200"/>
    </style:style>
    <style:style style:name="P16" style:family="paragraph" style:parent-style-name="Standard">
      <style:text-properties officeooo:rsid="000fbe57" officeooo:paragraph-rsid="0013f26f" fo:background-color="#fff200"/>
    </style:style>
    <style:style style:name="P17" style:family="paragraph" style:parent-style-name="Standard">
      <style:text-properties officeooo:rsid="001246f9" officeooo:paragraph-rsid="0013f26f" fo:background-color="#fff200"/>
    </style:style>
    <style:style style:name="P18" style:family="paragraph" style:parent-style-name="Standard">
      <style:text-properties officeooo:rsid="0011c53e" officeooo:paragraph-rsid="0013f26f" fo:background-color="#fff200"/>
    </style:style>
    <style:style style:name="P19" style:family="paragraph" style:parent-style-name="Standard">
      <style:text-properties officeooo:rsid="0012802e" officeooo:paragraph-rsid="0013f26f" fo:background-color="#fff200"/>
    </style:style>
    <style:style style:name="P20" style:family="paragraph" style:parent-style-name="Standard">
      <style:text-properties officeooo:rsid="001334d4" officeooo:paragraph-rsid="0013f26f" fo:background-color="#fff200"/>
    </style:style>
    <style:style style:name="P21" style:family="paragraph" style:parent-style-name="Standard">
      <style:text-properties officeooo:paragraph-rsid="0013f26f" fo:background-color="#fff200"/>
    </style:style>
    <style:style style:name="P22" style:family="paragraph" style:parent-style-name="Standard">
      <style:text-properties officeooo:rsid="000ce700" officeooo:paragraph-rsid="0013f26f"/>
    </style:style>
    <style:style style:name="P23" style:family="paragraph" style:parent-style-name="Standard">
      <style:text-properties officeooo:rsid="000fbc67" officeooo:paragraph-rsid="0013f26f"/>
    </style:style>
    <style:style style:name="P24" style:family="paragraph" style:parent-style-name="Standard">
      <style:text-properties officeooo:paragraph-rsid="0013f26f"/>
    </style:style>
    <style:style style:name="T1" style:family="text">
      <style:text-properties fo:background-color="#fff200" loext:char-shading-value="0"/>
    </style:style>
    <style:style style:name="T2" style:family="text">
      <style:text-properties officeooo:rsid="000f477a"/>
    </style:style>
    <style:style style:name="T3" style:family="text">
      <style:text-properties officeooo:rsid="0013bd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Predicted: neutral</text:p>
      <text:p text:style-name="P24"/>
      <text:p text:style-name="P24">Gold label: negative</text:p>
      <text:p text:style-name="P24"/>
      <text:p text:style-name="P24"/>
      <text:p text:style-name="P24">Doc: </text:p>
      <text:p text:style-name="P24">[('@genericuser', 'DEFAULT'), ('@genericuser', 'DEFAULT'), ('@genericuser', 'DEFAULT'), ('bank', 'N'), ('bailouts', 'N'), ('.', 'DEFAULT'), ('thing', 'N'), ('happened', 'V'), ('obama', 'DEFAULT'), ('admin', 'N'), ('.', 'DEFAU LT')]</text:p>
      <text:p text:style-name="P24"/>
      <text:p text:style-name="P24"/>
      <text:p text:style-name="P13">RL: The 3 Twitter users (@genericuser) is a mark of some kind of excitement / agitation. This mark alone should have disqualified the entry for the neutral class.</text:p>
      <text:p text:style-name="P13"/>
      <text:p text:style-name="P22"><text:span text:style-name="T1">The only hint which could have helped to classify this document would be the tokens “Obama admin” together. But Obama is proper noun and was as such excluded of the POS weighing calculation (all POS not used in the calculation are tagged to DEFAULT, which leads them to be ignored with a 0 weight</text:span>)</text:p>
      <text:p text:style-name="P22"/>
      <text:p text:style-name="P24">#################################</text:p>
      <text:p text:style-name="P24"/>
      <text:p text:style-name="P24">Predicted: neutral</text:p>
      <text:p text:style-name="P24"/>
      <text:p text:style-name="P24">Gold label: negative</text:p>
      <text:p text:style-name="P24"/>
      <text:p text:style-name="P24">Doc: </text:p>
      <text:p text:style-name="P24">[('new', 'A'), (':', 'DEFAULT'), ('trumps', 'V'), ('pick', 'V'), ('secretary', 'N'), ('education', 'N'), ('sister', 'N'), ('blackwater', 'DEFAULT'), ('founderold', 'DEFAULT'), (':', 'DEFAULT'), ('half', 'N'), ('muslim', 'A'), ('brotherhood', 'N'), ('works', 'V'), ('obama', 'DEFAULT'), ('admin', 'N'), ('!..', 'DEFAULT')]</text:p>
      <text:p text:style-name="P24"/>
      <text:p text:style-name="P14">RL: A tweet during Trump’s presidential campaign; many proper noun (Trump, Obama) could have helped to classify this as negative</text:p>
      <text:p text:style-name="P21"/>
      <text:p text:style-name="P24">#################################</text:p>
      <text:p text:style-name="P24"/>
      <text:p text:style-name="P24">Predicted: negative</text:p>
      <text:p text:style-name="P24"/>
      <text:p text:style-name="P24">Gold label: neutral</text:p>
      <text:p text:style-name="P24"/>
      <text:p text:style-name="P24">Doc: </text:p>
      <text:p text:style-name="P24">[('@genericuser', 'DEFAULT'), ('bush', 'DEFAULT'), ('admin', 'N'), ('approved', 'V'), ('bailout', 'N'), ('obama', 'DEFAULT'), ('took', 'V'), ('office', 'N'), ('.', 'DEFAULT'), ('hate', 'V'), ('trump', 'N'), ('prob', 'V'), ('hate', 'V'), ('facts', 'N'), ('🇺🇸🐸', 'DEFAULT'), ('#swamp', 'N')]</text:p>
      <text:p text:style-name="P24"/>
      <text:p text:style-name="P14">RL: Same remark concerning the proper nouns. It is surprising that with 2 occurences of the word “hate” as verb, the document was still classified as neutral. Please note that “prob” was certainly the abbreviation of “probably”, hence, it should have been tagged as an adverb</text:p>
      <text:p text:style-name="P21"/>
      <text:p text:style-name="P24"/>
      <text:p text:style-name="P24">#################################</text:p>
      <text:p text:style-name="P24"/>
      <text:p text:style-name="P24"><text:soft-page-break/>Predicted: neutral</text:p>
      <text:p text:style-name="P24"/>
      <text:p text:style-name="P24">Gold label: negative</text:p>
      <text:p text:style-name="P24"/>
      <text:p text:style-name="P24">Doc: </text:p>
      <text:p text:style-name="P24">[('#wikileaks', 'DEFAULT'), ('releases', 'N'), ('yemen', 'DEFAULT'), ('files', 'N'), (':', 'DEFAULT'), ('evidence', 'N'), ('hillary', 'DEFAULT'), ('obama', 'DEFAULT'), ('admin', 'N'), ('funding', 'V'), ('coup', 'N'), ('displaced', 'V'), ('genericnumber', 'DEFAULT'), ('million', 'DEFAULT'), ('people', 'N'), ('.…', 'DEFAULT'), ('http://genericurl.com', 'DEFAULT')]</text:p>
      <text:p text:style-name="P24"/>
      <text:p text:style-name="P14">RL: “<text:span text:style-name="T2">Fake news”, with many proper nouns associated with that. Difficult to classify this without the knowledge of the political background</text:span></text:p>
      <text:p text:style-name="P21"/>
      <text:p text:style-name="P24"/>
      <text:p text:style-name="P24">#################################</text:p>
      <text:p text:style-name="P24"/>
      <text:p text:style-name="P24">Predicted: positive</text:p>
      <text:p text:style-name="P24"/>
      <text:p text:style-name="P24">Gold label: neutral</text:p>
      <text:p text:style-name="P24"/>
      <text:p text:style-name="P24">Doc: </text:p>
      <text:p text:style-name="P24">[('favorite', 'A'), ('mannequin', 'N'), ('challenge', 'N'), ('obama', 'DEFAULT'), ('admin', 'N'), ('standing', 'V'), ('still', 'R'), ('human', 'A'), ('rights', 'N'), ('atrocities', 'N'), ('take', 'V'), ('place', 'N'), ('standing', 'V'), ('rock', 'N'), ('(&amp;', 'DEFAULT'), ('flint', 'DEFAULT'), (')', 'DEFAULT'), ('-beydoun', 'DEFAULT')]</text:p>
      <text:p text:style-name="P24"/>
      <text:p text:style-name="P24"/>
      <text:p text:style-name="P15">RL: This looks like a re-tweet of a user named khaled beydhoun, criticizing the Dakota Pipeline Project , running through a Sioux reserve. The original hashtag concerning the Pipeline project is missing, and the gold label is obviously wrong (should be negative). All the remarks concerning proper nouns still holds</text:p>
      <text:p text:style-name="P23"/>
      <text:p text:style-name="P23"/>
      <text:p text:style-name="P24">#################################</text:p>
      <text:p text:style-name="P24"/>
      <text:p text:style-name="P24">Predicted: neutral</text:p>
      <text:p text:style-name="P24"/>
      <text:p text:style-name="P24">Gold label: negative</text:p>
      <text:p text:style-name="P24"/>
      <text:p text:style-name="P24">Doc: </text:p>
      <text:p text:style-name="P24">[('@genericuser', 'DEFAULT'), ('@genericuser', 'DEFAULT'), ('convention', 'N'), ('started', 'V'), ('help', 'V'), ('take', 'V'), ('back', 'DEFAULT'), ('control', 'N'), ('obama', 'DEFAULT'), ('admin', 'N'), ('big', 'A'), ('gov', 'N'), (',', 'DEFAULT'), ('gop', 'N'), ('try', 'V'), ('take', 'V'), ('power', 'N'), ('trump', 'DEFAULT')]</text:p>
      <text:p text:style-name="P24"/>
      <text:p text:style-name="P15">RL: polarizing tweet obama vs trump, same remark as previously concerning proper name, and the repetition of twitter user.</text:p>
      <text:p text:style-name="P24"/>
      <text:p text:style-name="P24">#################################</text:p>
      <text:p text:style-name="P24"/>
      <text:p text:style-name="P24">Predicted: neutral</text:p>
      <text:p text:style-name="P24"/>
      <text:p text:style-name="P24"><text:soft-page-break/>Gold label: negative</text:p>
      <text:p text:style-name="P24"/>
      <text:p text:style-name="P24">Doc: </text:p>
      <text:p text:style-name="P24">[('@genericuser', 'DEFAULT'), ('im', 'DEFAULT'), ('really', 'R'), ('asking', 'V'), ('.', 'DEFAULT'), ('gop', 'N'), ('leaders', 'N'), ('demanding', 'V'), ('investigations', 'N'), ('?', 'DEFAULT'), ('matter', 'N'), (',', 'DEFAULT'), ('anyone', 'N'), ('obama', 'DEFAULT'), ('admin', 'N'), ('pledging', 'V'), ('action', 'N'), ('?', 'DEFAULT'), ('genericnumber/', 'DEFAULT')]</text:p>
      <text:p text:style-name="P24"/>
      <text:p text:style-name="P16">RL: Wrong tagging ‘im’ is the contraction of “I am”, should be tagged as Verb. Matter here is probably a verb =&gt; the whole sentence was not written completely “does it matter? Anyone?” same remark with proper name.</text:p>
      <text:p text:style-name="P21"/>
      <text:p text:style-name="P24">#################################</text:p>
      <text:p text:style-name="P24"/>
      <text:p text:style-name="P24">Predicted: neutral</text:p>
      <text:p text:style-name="P24"/>
      <text:p text:style-name="P24">Gold label: negative</text:p>
      <text:p text:style-name="P24"/>
      <text:p text:style-name="P24">Doc: </text:p>
      <text:p text:style-name="P24">[('@genericuser', 'DEFAULT'), ('obama', 'DEFAULT'), ('admin', 'N'), ('reverted', 'V'), ('days', 'N'), ('rs', 'DEFAULT'), ('would', 'V'), ('spit', 'V'), ('face', 'N'), ('hed', 'V'), ('ask', 'V'), ('concerns', 'N'), ('.', 'DEFAULT'), ('back', 'R'), ('genericnumber', 'DEFAULT'), ('fight', 'N')]</text:p>
      <text:p text:style-name="P24"/>
      <text:p text:style-name="P17">RL: Remark abou<text:span text:style-name="T3">t</text:span> proper nouns still holding. Surprisingly, the combination of “spit” “face” was not identified as negative.</text:p>
      <text:p text:style-name="P24"/>
      <text:p text:style-name="P24">#################################</text:p>
      <text:p text:style-name="P24"/>
      <text:p text:style-name="P24">Predicted: negative</text:p>
      <text:p text:style-name="P24"/>
      <text:p text:style-name="P24">Gold label: positive</text:p>
      <text:p text:style-name="P24"/>
      <text:p text:style-name="P24">Doc: </text:p>
      <text:p text:style-name="P24">[('yes', 'DEFAULT'), (',', 'DEFAULT'), ('raul', 'DEFAULT'), ('castro', 'DEFAULT'), ('still', 'R'), ('charge', 'N'), (',', 'DEFAULT'), ('hes', 'DEFAULT'), ('warming', 'V'), ('obama', 'DEFAULT'), ('admins', 'N'), ('offerings', 'N'), ('normalcy', 'N'), ('relations', 'N'), ('.', 'DEFAULT')]</text:p>
      <text:p text:style-name="P24"/>
      <text:p text:style-name="P18">RL: adding proper name to this document would proably reinforce the decision as negative… warming as verb was somehow not judged as a positive feature...</text:p>
      <text:p text:style-name="P24"/>
      <text:p text:style-name="P24">#################################</text:p>
      <text:p text:style-name="P24"/>
      <text:p text:style-name="P24">Predicted: negative</text:p>
      <text:p text:style-name="P24"/>
      <text:p text:style-name="P24">Gold label: neutral</text:p>
      <text:p text:style-name="P24"/>
      <text:p text:style-name="P24">Doc: </text:p>
      <text:p text:style-name="P24">[('@genericuser', 'DEFAULT'), ('#obama', 'DEFAULT'), ('#trump', 'DEFAULT'), ('#love', 'V'), ('#hillary', 'DEFAULT'), ('#bernie', 'DEFAULT'), ('whats', 'DEFAULT'), ('going', 'V'), ('obama', 'DEFAULT'), ('admin', 'N'), ('continue', 'V'), ('hillary', 'DEFAULT'), ('…', 'DEFAULT'), ('http://genericurl.com', 'DEFAULT')]</text:p>
      <text:p text:style-name="P19"><text:soft-page-break/>RL:Probably, the word “admin” has been seen in many documents critizing Obama, this is why the document is classified as negative…</text:p>
      <text:p text:style-name="P19"><text:s/></text:p>
      <text:p text:style-name="P24">#################################</text:p>
      <text:p text:style-name="P24"/>
      <text:p text:style-name="P24">Predicted: neutral</text:p>
      <text:p text:style-name="P24"/>
      <text:p text:style-name="P24">Gold label: negative</text:p>
      <text:p text:style-name="P24"/>
      <text:p text:style-name="P24">Doc: </text:p>
      <text:p text:style-name="P24">[('u.s.', 'DEFAULT'), ('officials', 'DEFAULT'), ('defend', 'V'), ('integrity', 'N'), ('vote', 'N'), (',', 'DEFAULT'), ('despite', 'DEFAULT'), ('hacking', 'A'), ('fears', 'N'), ('http://genericurl.com', 'DEFAULT'), ('/maybe', 'R'), ('obama', 'DEFAULT'), ('admin', 'N'), ('.', 'DEFAULT'), ('mind', 'V'), ('business', 'N'), ('--', 'DEFAULT')]</text:p>
      <text:p text:style-name="P24"/>
      <text:p text:style-name="P20">RL: Wrong Tagging of “officials” should be a noun. “/maybe” and “--” shows that the preprocessing part might still be not completely working effectively</text:p>
      <text:p text:style-name="P24"/>
      <text:p text:style-name="P24">#################################</text:p>
      <text:p text:style-name="P24"/>
      <text:p text:style-name="P24">Predicted: negative</text:p>
      <text:p text:style-name="P24"/>
      <text:p text:style-name="P24">Gold label: neutral</text:p>
      <text:p text:style-name="P24"/>
      <text:p text:style-name="P24">Doc: </text:p>
      <text:p text:style-name="P24">[('@genericuser', 'DEFAULT'), ('regarding', 'V'), ('article', 'N'), ('obama', 'DEFAULT'), ('admin', 'N'), ('.', 'DEFAULT'), ('view', 'V'), ('recount', 'N'), (':', 'DEFAULT'), ('election', 'N'), ('result', 'N'), ('american', 'DEFAULT'), ('people', 'N'), (';', 'DEFAULT'), ('fraction', 'N'), ('.',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gop', 'N'), ('spent', 'V'), ('last', 'A'), ('genericnumber', 'N'), ('years', 'N'), ('blocking', 'V'), ('every', 'DEFAULT'), ('possible', 'A'), ('move', 'N'), ('obama', 'DEFAULT'), ('admin', 'N'), ('could', 'V'), ('make', 'V'), (',', 'DEFAULT'), ('watering', 'V'), ('laws', 'N'), ('special', 'A'), ('interests(ie', 'N'), ('aca', 'DEFAULT'), (')',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donald', 'DEFAULT'), ('trump', 'DEFAULT'), (',', 'DEFAULT'), ('chuck', 'DEFAULT'), ('todd', 'DEFAULT'), ('agree', 'V'), (':', 'DEFAULT'), ('trust', 'N'), ('feds', 'DEFAULT'), ('handling', 'V'), ('ebola', 'N'), ('obama', 'DEFAULT'), ('admin', 'N'), ('scandals', 'N'), ('http://genericurl.com', 'DEFAULT')]</text:p>
      <text:p text:style-name="P24"><text:soft-page-break/></text:p>
      <text:p text:style-name="P24">#################################</text:p>
      <text:p text:style-name="P24"/>
      <text:p text:style-name="P24">Predicted: positive</text:p>
      <text:p text:style-name="P24"/>
      <text:p text:style-name="P24">Gold label: neutral</text:p>
      <text:p text:style-name="P24"/>
      <text:p text:style-name="P24">Doc: </text:p>
      <text:p text:style-name="P24">[('end', 'N'), ('clinton', 'DEFAULT'), ('admin', 'N'), (':', 'DEFAULT'), ('surplusend', 'N'), ('gwbs', 'DEFAULT'), (':', 'DEFAULT'), ('great', 'A'), ('recessionend', 'N'), ('obamas', 'DEFAULT'), (':', 'DEFAULT'), ('unemployment', 'N'), ('hovering', 'V'), ('genericnumber%end', 'N'), ('trumps', 'N'), (':', 'DEFAULT'), ('..', 'DEFAULT'), ('#isenseapattern',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damned', 'A'), ('trump', 'N'), ('admin', 'N'), ('..', 'DEFAULT'), ('oh', 'DEFAULT'), (',', 'DEFAULT'), ('wait', 'V'), (',', 'DEFAULT'), ('still', 'R'), ('obama', 'DEFAULT'), (':', 'DEFAULT'), ('army', 'N'), ('corps', 'N'), ('engineers', 'N'), ('tells', 'V'), ('pipeline', 'N'), ('protesters', 'N'), ('leave', 'V'), ('camp', 'N'), ('dec', 'DEFAULT'), ('.', 'DEFAULT'), ('genericnumber', 'DEFAULT'), ('http://genericurl.com',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many', 'A'), ('times', 'N'), ('president', 'N'), ('obamas', 'DEFAULT'), ('admin', 'N'), ('.', 'DEFAULT'), ('try', 'V'), ('assassinate', 'V'), ('castro', 'DEFAULT'), ('?', 'DEFAULT'), ('asking', 'V'), ('friend', 'N'), ('.',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news', 'N'), ('..', 'DEFAULT'), ('http://genericurl.com', 'DEFAULT'), ('ends', 'V'), ('bang', 'N'), ('..', 'DEFAULT'), ('err', 'DEFAULT'), ('..', 'DEFAULT'), ('lawsuit', 'N'), ('.', 'DEFAULT')]</text:p>
      <text:p text:style-name="P24"/>
      <text:p text:style-name="P24">#################################</text:p>
      <text:p text:style-name="P24"/>
      <text:p text:style-name="P24">Predicted: neutral</text:p>
      <text:p text:style-name="P24"/>
      <text:p text:style-name="P24">Gold label: negative</text:p>
      <text:p text:style-name="P24"><text:soft-page-break/></text:p>
      <text:p text:style-name="P24">Doc: </text:p>
      <text:p text:style-name="P24">[('obama/biden', 'DEFAULT'), ('need', 'V'), ('tried', 'V'), ('treason', 'N'), (':', 'DEFAULT'), ('obama', 'DEFAULT'), ('admin', 'N'), ('leaks', 'N'), ('led', 'V'), ('seal', 'N'), ('team', 'N'), ('genericnumber', 'N'), ('murder', 'N'), ('http://genericurl.com', 'DEFAULT'), ('via', 'DEFAULT'), ('@genericuser',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alarm', 'N'), ('🔔🔔are', 'V'), ('ringing', 'V'), ('..', 'DEFAULT'), ('anybody', 'N'), ('hearing', 'V'), ('!!', 'DEFAULT'), ('http://genericurl.com',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ted', 'DEFAULT'), ('cruz', 'DEFAULT'), (':', 'DEFAULT'), ('gov', 'N'), ('.', 'DEFAULT'), ('actuaries', 'N'), ('say', 'V'), ('#obamacare', 'DEFAULT'), ('increase', 'V'), ('health', 'N'), ('care', 'N'), ('spending', 'V'), ('$621b', 'DEFAULT'), ('next', 'A'), ('genericnumber', 'N'), ('yrs', 'N'), ('http://genericurl.com', 'DEFAULT'), ('%u2026', 'DEFAULT'), ('#pjnet',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health', 'N'), ('also', 'R'), ('relies', 'V'), ('#obamacare', 'DEFAULT'), ('oppose', 'V'), ('#trump', 'DEFAULT'), ('&amp;', 'DEFAULT'), ('#gop', 'DEFAULT'), ('til', 'DEFAULT'), ('last', 'A'), ('breath', 'N'), ('.', 'DEFAULT'), ('smh', 'DEFAULT'), (',', 'DEFAULT'), ('lady', 'N'), (',', 'DEFAULT'), ('yr', 'N'), ('…', 'DEFAULT'), ('http://genericurl.com', 'DEFAULT')]</text:p>
      <text:p text:style-name="P24"/>
      <text:p text:style-name="P24">#################################</text:p>
      <text:p text:style-name="P24"/>
      <text:p text:style-name="P24">Predicted: neutral</text:p>
      <text:p text:style-name="P24"/>
      <text:p text:style-name="P24">Gold label: positive</text:p>
      <text:p text:style-name="P24"/>
      <text:p text:style-name="P24">Doc: </text:p>
      <text:p text:style-name="P24">[('@genericuser', 'DEFAULT'), ('obamacare', 'DEFAULT'), ('mother', 'N'), ('able', 'A'), ('health', 'N'), ('insurance', 'N'), ('first', 'A'), ('time', 'N'), ('genericnumber', 'DEFAULT'), ('years', 'N'), ('.', 'DEFAULT')]</text:p>
      <text:p text:style-name="P24"/>
      <text:p text:style-name="P24"><text:soft-page-break/>#################################</text:p>
      <text:p text:style-name="P24"/>
      <text:p text:style-name="P24">Predicted: neutral</text:p>
      <text:p text:style-name="P24"/>
      <text:p text:style-name="P24">Gold label: negative</text:p>
      <text:p text:style-name="P24"/>
      <text:p text:style-name="P24">Doc: </text:p>
      <text:p text:style-name="P24">[('anyone', 'N'), ('thinks', 'V'), ('otw', 'DEFAULT'), ('black-hearted', 'A'), ('ghoul', 'N'), ('.', 'DEFAULT'), ('#aca', 'DEFAULT'), ('#obamacare', 'DEFAULT'), ('#fixit', 'DEFAULT'), ('#haveaheart', 'DEFAULT'), ('#prolife', 'DEFAULT'), ('#trump', 'DEFAULT'), ('http://genericurl.com',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republicans', 'DEFAULT'), ('created', 'V'), ('replacements', 'N'), ('soros/clinton', 'DEFAULT'), ('nazi', 'DEFAULT'), ('obamahealthcare', 'DEFAULT'), ('would', 'V'), ('never', 'R'), ('seen', 'V'), ('..', 'DEFAULT'), ('http://genericurl.com', 'DEFAULT')]</text:p>
      <text:p text:style-name="P24"/>
      <text:p text:style-name="P24">#################################</text:p>
      <text:p text:style-name="P24"/>
      <text:p text:style-name="P24">Predicted: positive</text:p>
      <text:p text:style-name="P24"/>
      <text:p text:style-name="P24">Gold label: neutral</text:p>
      <text:p text:style-name="P24"/>
      <text:p text:style-name="P24">Doc: </text:p>
      <text:p text:style-name="P24">[('yes', 'DEFAULT'), (',', 'DEFAULT'), ('yes', 'DEFAULT'), (',', 'DEFAULT'), ('yes', 'DEFAULT'), ('!', 'DEFAULT'), ('billion', 'DEFAULT'), ('times', 'N'), ('yes', 'DEFAULT'), ('.', 'DEFAULT'), ('say', 'V'), ('daughters', 'N'), ('autism', 'N'), ('could', 'V'), ('lose', 'V'), ('coverage', 'N'), ('therapy', 'N'), ('.', 'DEFAULT'), ('#aca', 'DEFAULT'), ('…', 'DEFAULT'), ('http://genericurl.com',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genericuser', 'DEFAULT'), ('drain', 'V'), ('swamp', 'N'), ('?', 'DEFAULT'), ('obamacare', 'DEFAULT'), ('?', 'DEFAULT'), ('int', 'DEFAULT'), ('allegiances', 'N'), ('?', 'DEFAULT'), ('interrogation', 'N'), ('?', 'DEFAULT'), ('climate', 'N'), ('change', 'N'), ('?', 'DEFAULT'), ('clinton', 'DEFAULT'), ('charged', 'V'), ('?', 'DEFAULT'), ('gigantic', 'A'), ('wall', 'N'), ('?', 'DEFAULT'), ('yeah', 'DEFAULT'), (',', 'DEFAULT'), ('exactly', 'R'), ('.', 'DEFAULT')]</text:p>
      <text:p text:style-name="P24"/>
      <text:p text:style-name="P24">#################################</text:p>
      <text:p text:style-name="P24"/>
      <text:p text:style-name="P24">Predicted: neutral</text:p>
      <text:p text:style-name="P24"/>
      <text:p text:style-name="P24"><text:soft-page-break/>Gold label: negative</text:p>
      <text:p text:style-name="P24"/>
      <text:p text:style-name="P24">Doc: </text:p>
      <text:p text:style-name="P24">[('@genericuser', 'DEFAULT'), ('@genericuser', 'DEFAULT'), ('@genericuser', 'DEFAULT'), ('ive', 'DEFAULT'), ('saying', 'V'), (':', 'DEFAULT'), ('trumpsters', 'V'), ('complained', 'V'), ('obamacare', 'DEFAULT'), ('rely', 'V'), ('..', 'DEFAULT'), ('con', 'N'), ('revealed', 'V')]</text:p>
      <text:p text:style-name="P24"/>
      <text:p text:style-name="P24">#################################</text:p>
      <text:p text:style-name="P24"/>
      <text:p text:style-name="P24">Predicted: neutral</text:p>
      <text:p text:style-name="P24"/>
      <text:p text:style-name="P24">Gold label: negative</text:p>
      <text:p text:style-name="P24"/>
      <text:p text:style-name="P24">Doc: </text:p>
      <text:p text:style-name="P24">[('@genericuser', 'DEFAULT'), ('need', 'V'), ('obamacare', 'DEFAULT'), ('disability', 'N'), ('.', 'DEFAULT'), ('private', 'A'), ('insurance', 'N'), ('7x+', 'DEFAULT'), ('higher', 'A'), ('.', 'DEFAULT'), ('worried', 'V'), ('buying', 'V'), ('food', 'N'), ('&amp;', 'DEFAULT'), ('emergencies', 'N'), ('.', 'DEFAULT'), ('top', 'A'), ('ramen', 'N'), ('&amp;', 'DEFAULT'), ('dented', 'V'), ('cans', 'N'), ('.', 'DEFAULT')]</text:p>
      <text:p text:style-name="P24"/>
      <text:p text:style-name="P24">#################################</text:p>
      <text:p text:style-name="P24"/>
      <text:p text:style-name="P24">Predicted: neutral</text:p>
      <text:p text:style-name="P24"/>
      <text:p text:style-name="P24">Gold label: negative</text:p>
      <text:p text:style-name="P24"/>
      <text:p text:style-name="P24">Doc: </text:p>
      <text:p text:style-name="P24">[('thing', 'N'), ('better', 'A'), ('obamacare', 'DEFAULT'), ('plan', 'N'), ('.', 'DEFAULT'), ('http://genericurl.com', 'DEFAULT')]</text:p>
      <text:p text:style-name="P24"/>
      <text:p text:style-name="P24">#################################</text:p>
      <text:p text:style-name="P24"/>
      <text:p text:style-name="P24">Ending predi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9:39:31.990863670</meta:creation-date>
    <dc:date>2019-02-25T23:19:23.089151953</dc:date>
    <meta:editing-duration>PT30M3S</meta:editing-duration>
    <meta:editing-cycles>6</meta:editing-cycles>
    <meta:generator>LibreOffice/6.0.7.3$Linux_X86_64 LibreOffice_project/00m0$Build-3</meta:generator>
    <meta:document-statistic meta:table-count="0" meta:image-count="0" meta:object-count="0" meta:page-count="8" meta:paragraph-count="164" meta:word-count="1531" meta:character-count="13882" meta:non-whitespace-character-count="12485"/>
  </office:meta>
</office:document-meta>
</file>